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ialoger.clearFil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Dialoger.promptToOpe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aloger.promptToSa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aloger.FileDialo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Dialoger.promptToOpenFile( String [ ] ex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Dialoger.promptToSaveFile( String filename , String [ ] extens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